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560000014E44C1E855.png" manifest:media-type="image/png"/>
  <manifest:file-entry manifest:full-path="Pictures/100000000000055600000300CC155B5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682cm, 15.15cm, 5.195cm, 9.121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433cm" svg:height="6.201cm" svg:x="1.45cm" svg:y="1.4cm">
          <draw:image xlink:href="Pictures/100000000000055600000300CC155B5E.png" xlink:type="simple" xlink:show="embed" xlink:actuate="onLoad">
            <text:p/>
          </draw:image>
        </draw:frame>
        <draw:frame draw:name="Text Box 2" draw:style-name="gr2" draw:text-style-name="P2" draw:layer="layout" svg:width="8.455cm" svg:height="6.898cm" svg:x="9.842cm" svg:y="1.304cm">
          <draw:image xlink:href="Pictures/10000000000001560000014E44C1E8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09:50:26.470861362</meta:creation-date>
    <dc:date>2017-03-24T14:06:41.937892255</dc:date>
    <meta:editing-duration>PT2H53M58S</meta:editing-duration>
    <meta:editing-cycles>1</meta:editing-cycles>
    <meta:document-statistic meta:object-count="2"/>
    <meta:generator>LibreOffice/4.2.8.2$Linux_x86 LibreOffice_project/420m0$Build-2</meta:generator>
  </office:meta>
</office:document-meta>
</file>